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office:value-type="string" calcext:value-type="string">
            <text:p>AI working?</text:p>
          </table:table-cell>
          <table:table-cell office:value-type="string" calcext:value-type="string">
            <text:p>Sound ok?</text:p>
          </table:table-cell>
          <table:table-cell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wgate &amp; Outdoor Experie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50 (dam), 9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40 (dam), 12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3"/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6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3-11-17T19:57:38.055000000</dc:date>
    <meta:editing-duration>P1DT9H40M20S</meta:editing-duration>
    <meta:editing-cycles>110</meta:editing-cycles>
    <meta:generator>LibreOffice/7.3.4.2$Windows_X86_64 LibreOffice_project/728fec16bd5f605073805c3c9e7c4212a0120dc5</meta:generator>
    <meta:document-statistic meta:table-count="1" meta:cell-count="370" meta:object-count="0"/>
  </office:meta>
</office:document-meta>
</file>